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6cm"/>
    </style:style>
    <style:style style:name="co2" style:family="table-column">
      <style:table-column-properties fo:break-before="auto" style:column-width="1.272cm"/>
    </style:style>
    <style:style style:name="co3" style:family="table-column">
      <style:table-column-properties fo:break-before="auto" style:column-width="3.535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4.374cm"/>
    </style:style>
    <style:style style:name="co6" style:family="table-column">
      <style:table-column-properties fo:break-before="auto" style:column-width="0.051cm"/>
    </style:style>
    <style:style style:name="co7" style:family="table-column">
      <style:table-column-properties fo:break-before="auto" style:column-width="1.55cm"/>
    </style:style>
    <style:style style:name="co8" style:family="table-column">
      <style:table-column-properties fo:break-before="auto" style:column-width="2.39cm"/>
    </style:style>
    <style:style style:name="co9" style:family="table-column">
      <style:table-column-properties fo:break-before="auto" style:column-width="0.586cm"/>
    </style:style>
    <style:style style:name="co10" style:family="table-column">
      <style:table-column-properties fo:break-before="auto" style:column-width="6.154cm"/>
    </style:style>
    <style:style style:name="co11" style:family="table-column">
      <style:table-column-properties fo:break-before="auto" style:column-width="4.018cm"/>
    </style:style>
    <style:style style:name="co12" style:family="table-column">
      <style:table-column-properties fo:break-before="auto" style:column-width="4.907cm"/>
    </style:style>
    <style:style style:name="co13" style:family="table-column">
      <style:table-column-properties fo:break-before="auto" style:column-width="3.433cm"/>
    </style:style>
    <style:style style:name="co14" style:family="table-column">
      <style:table-column-properties fo:break-before="auto" style:column-width="3.584cm"/>
    </style:style>
    <style:style style:name="co15" style:family="table-column">
      <style:table-column-properties fo:break-before="auto" style:column-width="2.646cm"/>
    </style:style>
    <style:style style:name="co16" style:family="table-column">
      <style:table-column-properties fo:break-before="auto" style:column-width="2.417cm"/>
    </style:style>
    <style:style style:name="co17" style:family="table-column">
      <style:table-column-properties fo:break-before="auto" style:column-width="2.111cm"/>
    </style:style>
    <style:style style:name="co18" style:family="table-column">
      <style:table-column-properties fo:break-before="auto" style:column-width="2.925cm"/>
    </style:style>
    <style:style style:name="co19" style:family="table-column">
      <style:table-column-properties fo:break-before="auto" style:column-width="2.314cm"/>
    </style:style>
    <style:style style:name="co20" style:family="table-column">
      <style:table-column-properties fo:break-before="auto" style:column-width="4.858cm"/>
    </style:style>
    <style:style style:name="co21" style:family="table-column">
      <style:table-column-properties fo:break-before="auto" style:column-width="3.635cm"/>
    </style:style>
    <style:style style:name="co22" style:family="table-column">
      <style:table-column-properties fo:break-before="auto" style:column-width="3.457cm"/>
    </style:style>
    <style:style style:name="co23" style:family="table-column">
      <style:table-column-properties fo:break-before="auto" style:column-width="2.671cm"/>
    </style:style>
    <style:style style:name="co24" style:family="table-column">
      <style:table-column-properties fo:break-before="auto" style:column-width="2.517cm"/>
    </style:style>
    <style:style style:name="co25" style:family="table-column">
      <style:table-column-properties fo:break-before="auto" style:column-width="1.018cm"/>
    </style:style>
    <style:style style:name="co26" style:family="table-column">
      <style:table-column-properties fo:break-before="auto" style:column-width="0.864cm"/>
    </style:style>
    <style:style style:name="co27" style:family="table-column">
      <style:table-column-properties fo:break-before="auto" style:column-width="1.296cm"/>
    </style:style>
    <style:style style:name="co28" style:family="table-column">
      <style:table-column-properties fo:break-before="auto" style:column-width="0.991cm"/>
    </style:style>
    <style:style style:name="co29" style:family="table-column">
      <style:table-column-properties fo:break-before="auto" style:column-width="1.067cm"/>
    </style:style>
    <style:style style:name="co30" style:family="table-column">
      <style:table-column-properties fo:break-before="auto" style:column-width="1.194cm"/>
    </style:style>
    <style:style style:name="co31" style:family="table-column">
      <style:table-column-properties fo:break-before="auto" style:column-width="5.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PageStyle_5f_Fii-Dashboard">
      <style:table-properties table:display="true" style:writing-mode="lr-tb"/>
    </style:style>
    <style:style style:name="ta2" style:family="table" style:master-page-name="PageStyle_5f_Fii">
      <style:table-properties table:display="true" style:writing-mode="lr-tb"/>
    </style:style>
    <style:style style:name="ta3" style:family="table" style:master-page-name="PageStyle_5f_dividendos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4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fo:border-left="none" fo:border-right="2.49pt solid #000000" style:rotation-align="none" fo:border-top="none"/>
    </style:style>
    <style:style style:name="ce1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6" style:family="table-cell" style:parent-style-name="Default" style:data-style-name="N159">
      <style:table-cell-properties fo:background-color="#ffffff" style:rotation-align="none"/>
    </style:style>
    <style:style style:name="ce17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147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67" style:family="table-cell" style:parent-style-name="Default">
      <style:table-cell-properties fo:background-color="#ffc3c3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Default">
      <style:table-cell-properties fo:background-color="#ffdddd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 style:data-style-name="N14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3" style:family="table-cell" style:parent-style-name="Default" style:data-style-name="N154">
      <style:table-cell-properties fo:background-color="#ffdddd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 style:data-style-name="N154">
      <style:table-cell-properties fo:background-color="#ffffff" style:rotation-align="none"/>
    </style:style>
    <style:style style:name="ce25" style:family="table-cell" style:parent-style-name="Default" style:data-style-name="N147">
      <style:table-cell-properties fo:background-color="#ffdddd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 style:data-style-name="N147">
      <style:table-cell-properties fo:background-color="#ffffff" style:rotation-align="none"/>
    </style:style>
    <style:style style:name="ce2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8" style:family="table-cell" style:parent-style-name="Default" style:data-style-name="N0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9d18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8" style:family="table-cell" style:parent-style-name="Default">
      <style:table-cell-properties fo:background-color="#c5e0b4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Default" style:data-style-name="N154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9d18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2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" style:family="table-cell" style:parent-style-name="Default" style:data-style-name="N147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e75b6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85" style:family="table-cell" style:parent-style-name="Default">
      <style:table-cell-properties fo:background-color="#dae3f3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Default" style:data-style-name="N147">
      <style:table-cell-properties fo:background-color="#dae3f3" style:rotation-align="none"/>
      <style:text-properties fo:color="#ff7b7b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e75b6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8" style:family="table-cell" style:parent-style-name="Default" style:data-style-name="N147">
      <style:table-cell-properties fo:background-color="#dae3f3" style:rotation-align="none"/>
      <style:text-properties fo:color="#5b9bd5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 style:data-style-name="N147">
      <style:table-cell-properties fo:background-color="#dae3f3" style:rotation-align="none"/>
      <style:text-properties fo:color="#ed7d31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fo:background-color="#dae3f3" style:rotation-align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" style:family="table-cell" style:parent-style-name="Default">
      <style:table-cell-properties fo:background-color="#c6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2" style:family="table-cell" style:parent-style-name="Default">
      <style:table-cell-properties fo:background-color="#c6e0b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43" style:family="table-cell" style:parent-style-name="Default">
      <style:table-cell-properties fo:background-color="#e2ef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4" style:family="table-cell" style:parent-style-name="Default" style:data-style-name="N158">
      <style:table-cell-properties fo:background-color="#e2ef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48235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5" style:family="table-cell" style:parent-style-name="Default">
      <style:table-cell-properties fo:background-color="#e2ef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48235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6" style:family="table-cell" style:parent-style-name="Default">
      <style:table-cell-properties fo:background-color="#e2ef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0376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7" style:family="table-cell" style:parent-style-name="Default" style:data-style-name="N116">
      <style:table-cell-properties fo:background-color="#e2ef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548235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8" style:family="table-cell" style:parent-style-name="Default">
      <style:table-cell-properties fo:background-color="#e2ef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65911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9" style:family="table-cell" style:parent-style-name="Default" style:data-style-name="N158">
      <style:table-cell-properties fo:background-color="#e2ef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65911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0" style:family="table-cell" style:parent-style-name="Default">
      <style:table-cell-properties fo:background-color="#e2ef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65911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1" style:family="table-cell" style:parent-style-name="Default">
      <style:table-cell-properties fo:background-color="#e2ef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i-Dashboa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4" table:default-cell-style-name="ce1"/>
        <table:table-column table:style-name="co8" table:default-cell-style-name="ce1"/>
        <table:table-column table:style-name="co1" table:default-cell-style-name="ce13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otal investido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total lucro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titulo mais caro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titulo (maior quantidade)</text:p>
          </table:table-cell>
          <table:covered-table-cell table:style-name="ce6"/>
          <table:table-cell table:number-columns-repeated="2"/>
          <table:table-cell table:style-name="ce14" office:value-type="string" calcext:value-type="string" table:number-columns-spanned="11" table:number-rows-spanned="1">
            <text:p>Informações de fiis que possuo</text:p>
          </table:table-cell>
          <table:covered-table-cell table:number-columns-repeated="10" table:style-name="ce15"/>
          <table:table-cell table:number-columns-repeated="999"/>
        </table:table-row>
        <table:table-row table:style-name="ro1">
          <table:table-cell/>
          <table:table-cell table:style-name="ce3" table:formula="of:=SUM([$Fii.N3:.N100])" office:value-type="float" office:value="0" calcext:value-type="float" table:number-columns-spanned="2" table:number-rows-spanned="2">
            <text:p>R$ 0,00</text:p>
          </table:table-cell>
          <table:covered-table-cell table:style-name="ce7"/>
          <table:table-cell/>
          <table:table-cell table:style-name="ce3" table:formula="of:=SUM([$Fii.P3:.P100])" office:value-type="float" office:value="0" calcext:value-type="float" table:number-columns-spanned="2" table:number-rows-spanned="2">
            <text:p>R$ 0,00</text:p>
          </table:table-cell>
          <table:covered-table-cell table:style-name="ce7"/>
          <table:table-cell/>
          <table:table-cell table:style-name="ce3" table:formula="of:=MAX([$Fii.D3:.D100])" office:value-type="float" office:value="0" calcext:value-type="float" table:number-columns-spanned="2" table:number-rows-spanned="2">
            <text:p>R$ 0,00</text:p>
          </table:table-cell>
          <table:covered-table-cell table:style-name="ce7"/>
          <table:table-cell/>
          <table:table-cell table:style-name="ce9" table:formula="of:=MAX([$Fii.C3:.C100])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 table:number-columns-repeated="1012"/>
        </table:table-row>
        <table:table-row table:style-name="ro1">
          <table:table-cell/>
          <table:covered-table-cell table:style-name="ce4"/>
          <table:covered-table-cell table:style-name="ce8"/>
          <table:table-cell/>
          <table:covered-table-cell table:style-name="ce4"/>
          <table:covered-table-cell table:style-name="ce8"/>
          <table:table-cell/>
          <table:covered-table-cell table:style-name="ce4"/>
          <table:covered-table-cell table:style-name="ce8"/>
          <table:table-cell/>
          <table:covered-table-cell table:style-name="ce10"/>
          <table:covered-table-cell table:style-name="ce12"/>
          <table:table-cell table:number-columns-repeated="2"/>
          <table:table-cell office:value-type="string" calcext:value-type="string">
            <text:p>Código</text:p>
          </table:table-cell>
          <table:table-cell office:value-type="string" calcext:value-type="string">
            <text:p>Razão social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ndereço</text:p>
          </table:table-cell>
          <table:table-cell table:number-columns-repeated="1004"/>
        </table:table-row>
        <table:table-row table:style-name="ro2">
          <table:table-cell table:number-columns-repeated="16"/>
          <table:table-cell table:style-name="ce16"/>
          <table:table-cell table:style-name="ce17" table:number-columns-repeated="2"/>
          <table:table-cell table:number-columns-repeated="1005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total pago a B3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total pago de corretagem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pendentes de vender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total de dividendos</text:p>
          </table:table-cell>
          <table:covered-table-cell table:style-name="ce6"/>
          <table:table-cell table:number-columns-repeated="5"/>
          <table:table-cell table:style-name="ce17" table:number-columns-repeated="2"/>
          <table:table-cell table:number-columns-repeated="1005"/>
        </table:table-row>
        <table:table-row table:style-name="ro1">
          <table:table-cell/>
          <table:table-cell table:style-name="ce3" table:formula="of:=SUM([$Fii.E3:.E100];[$Fii.K3:.K100])" office:value-type="float" office:value="0" calcext:value-type="float" table:number-columns-spanned="2" table:number-rows-spanned="2">
            <text:p>R$ 0,00</text:p>
          </table:table-cell>
          <table:covered-table-cell table:style-name="ce7"/>
          <table:table-cell/>
          <table:table-cell table:style-name="ce3" table:formula="of:=SUM([$Fii.F3:.F100];[$Fii.L3:.L100])" office:value-type="float" office:value="0" calcext:value-type="float" table:number-columns-spanned="2" table:number-rows-spanned="2">
            <text:p>R$ 0,00</text:p>
          </table:table-cell>
          <table:covered-table-cell table:style-name="ce7"/>
          <table:table-cell/>
          <table:table-cell table:style-name="ce9" table:formula="of:=SUMIF([$Fii.H3:.H100];&quot;&gt;0&quot;;[$Fii.H3:.H100])" office:value-type="float" office:value="0" calcext:value-type="float" table:number-columns-spanned="2" table:number-rows-spanned="2">
            <text:p>0</text:p>
          </table:table-cell>
          <table:covered-table-cell table:style-name="ce11"/>
          <table:table-cell/>
          <table:table-cell table:style-name="ce3" table:formula="of:=SUM([$dividendos.O2:.O30])" office:value-type="float" office:value="0" calcext:value-type="float" table:number-columns-spanned="2" table:number-rows-spanned="2">
            <text:p>R$ 0,00</text:p>
          </table:table-cell>
          <table:covered-table-cell table:style-name="ce7"/>
          <table:table-cell table:number-columns-repeated="1012"/>
        </table:table-row>
        <table:table-row table:style-name="ro1">
          <table:table-cell/>
          <table:covered-table-cell table:style-name="ce4"/>
          <table:covered-table-cell table:style-name="ce8"/>
          <table:table-cell/>
          <table:covered-table-cell table:style-name="ce4"/>
          <table:covered-table-cell table:style-name="ce8"/>
          <table:table-cell/>
          <table:covered-table-cell table:style-name="ce10"/>
          <table:covered-table-cell table:style-name="ce12"/>
          <table:table-cell/>
          <table:covered-table-cell table:style-name="ce4"/>
          <table:covered-table-cell table:style-name="ce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2" table:number-columns-spanned="11" table:number-rows-spanned="1"/>
          <table:covered-table-cell table:number-columns-repeated="10" table:style-name="ce52"/>
          <table:table-cell table:number-columns-repeated="101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i" table:style-name="ta2">
        <table:table-column table:style-name="co1" table:default-cell-style-name="ce21"/>
        <table:table-column table:style-name="co14" table:default-cell-style-name="ce24"/>
        <table:table-column table:style-name="co15" table:default-cell-style-name="ce21"/>
        <table:table-column table:style-name="co16" table:default-cell-style-name="ce26"/>
        <table:table-column table:style-name="co17" table:default-cell-style-name="ce26"/>
        <table:table-column table:style-name="co5" table:default-cell-style-name="ce26"/>
        <table:table-column table:style-name="co1" table:default-cell-style-name="ce21"/>
        <table:table-column table:style-name="co14" table:default-cell-style-name="ce24"/>
        <table:table-column table:style-name="co18" table:default-cell-style-name="ce21"/>
        <table:table-column table:style-name="co15" table:default-cell-style-name="ce26"/>
        <table:table-column table:style-name="co19" table:default-cell-style-name="ce26"/>
        <table:table-column table:style-name="co20" table:default-cell-style-name="ce26"/>
        <table:table-column table:style-name="co1" table:default-cell-style-name="ce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13" table:default-cell-style-name="ce21"/>
        <table:table-column table:style-name="co1" table:number-columns-repeated="1007" table:default-cell-style-name="ce21"/>
        <table:table-row table:style-name="ro3">
          <table:table-cell table:style-name="ce18" office:value-type="string" calcext:value-type="string" table:number-columns-spanned="6" table:number-rows-spanned="1">
            <text:p>COMPRA</text:p>
          </table:table-cell>
          <table:covered-table-cell table:number-columns-repeated="5" table:style-name="ce22"/>
          <table:table-cell table:style-name="ce27"/>
          <table:table-cell table:style-name="ce28" office:value-type="string" calcext:value-type="string" table:number-columns-spanned="5" table:number-rows-spanned="1">
            <text:p>VENDA</text:p>
          </table:table-cell>
          <table:covered-table-cell table:number-columns-repeated="4" table:style-name="ce31"/>
          <table:table-cell/>
          <table:table-cell table:style-name="ce34" office:value-type="string" calcext:value-type="string" table:number-columns-spanned="4" table:number-rows-spanned="1">
            <text:p>GANHOS</text:p>
          </table:table-cell>
          <table:covered-table-cell table:number-columns-repeated="3" table:style-name="ce37"/>
          <table:table-cell table:number-columns-repeated="1007"/>
        </table:table-row>
        <table:table-row table:style-name="ro4">
          <table:table-cell table:style-name="ce67" office:value-type="string" calcext:value-type="string">
            <text:p>código</text:p>
          </table:table-cell>
          <table:table-cell table:style-name="ce67" office:value-type="string" calcext:value-type="string">
            <text:p>data da compra</text:p>
          </table:table-cell>
          <table:table-cell table:style-name="ce67" office:value-type="string" calcext:value-type="string">
            <text:p>quantidade</text:p>
          </table:table-cell>
          <table:table-cell table:style-name="ce67" office:value-type="string" calcext:value-type="string">
            <text:p>valor</text:p>
          </table:table-cell>
          <table:table-cell table:style-name="ce67" office:value-type="string" calcext:value-type="string">
            <text:p>taxa b3</text:p>
          </table:table-cell>
          <table:table-cell table:style-name="ce67" office:value-type="string" calcext:value-type="string">
            <text:p>taxa de corretagem</text:p>
          </table:table-cell>
          <table:table-cell table:style-name="ce1"/>
          <table:table-cell table:style-name="ce78" office:value-type="string" calcext:value-type="string">
            <text:p>data da venda</text:p>
          </table:table-cell>
          <table:table-cell table:style-name="ce78" office:value-type="string" calcext:value-type="string">
            <text:p>quantidade</text:p>
          </table:table-cell>
          <table:table-cell table:style-name="ce78" office:value-type="string" calcext:value-type="string">
            <text:p>valor</text:p>
          </table:table-cell>
          <table:table-cell table:style-name="ce78" office:value-type="string" calcext:value-type="string">
            <text:p>taxa b3</text:p>
          </table:table-cell>
          <table:table-cell table:style-name="ce78" office:value-type="string" calcext:value-type="string">
            <text:p>taxa de corretagem</text:p>
          </table:table-cell>
          <table:table-cell/>
          <table:table-cell table:style-name="ce85" office:value-type="string" calcext:value-type="string">
            <text:p>total investido</text:p>
          </table:table-cell>
          <table:table-cell table:style-name="ce85" office:value-type="string" calcext:value-type="string">
            <text:p>total ganho</text:p>
          </table:table-cell>
          <table:table-cell table:style-name="ce85" office:value-type="string" calcext:value-type="string">
            <text:p>lucro real</text:p>
          </table:table-cell>
          <table:table-cell table:style-name="ce85" office:value-type="string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3]*[.C3])+[.E3]+[.F3])" office:value-type="float" office:value="0" calcext:value-type="float">
            <text:p>R$ 0,00</text:p>
          </table:table-cell>
          <table:table-cell table:style-name="ce38" table:formula="of:=SUM(([.J3]*[.I3])-[.K3]-[.L3])" office:value-type="float" office:value="0" calcext:value-type="float">
            <text:p>R$ 0,00</text:p>
          </table:table-cell>
          <table:table-cell table:style-name="ce39" table:formula="of:=SUM([.O3]-[.N3])" office:value-type="float" office:value="0" calcext:value-type="float">
            <text:p>R$ 0,00</text:p>
          </table:table-cell>
          <table:table-cell table:style-name="ce40" table:formula="of:=IF([.H3]=[.B3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4]*[.C4])+[.E4]+[.F4])" office:value-type="float" office:value="0" calcext:value-type="float">
            <text:p>R$ 0,00</text:p>
          </table:table-cell>
          <table:table-cell table:style-name="ce38" table:formula="of:=SUM(([.J4]*[.I4])-[.K4]-[.L4])" office:value-type="float" office:value="0" calcext:value-type="float">
            <text:p>R$ 0,00</text:p>
          </table:table-cell>
          <table:table-cell table:style-name="ce39" table:formula="of:=SUM([.O4]-[.N4])" office:value-type="float" office:value="0" calcext:value-type="float">
            <text:p>R$ 0,00</text:p>
          </table:table-cell>
          <table:table-cell table:style-name="ce40" table:formula="of:=IF([.H4]=[.B4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5]*[.C5])+[.E5]+[.F5])" office:value-type="float" office:value="0" calcext:value-type="float">
            <text:p>R$ 0,00</text:p>
          </table:table-cell>
          <table:table-cell table:style-name="ce38" table:formula="of:=SUM(([.J5]*[.I5])-[.K5]-[.L5])" office:value-type="float" office:value="0" calcext:value-type="float">
            <text:p>R$ 0,00</text:p>
          </table:table-cell>
          <table:table-cell table:style-name="ce39" table:formula="of:=SUM([.O5]-[.N5])" office:value-type="float" office:value="0" calcext:value-type="float">
            <text:p>R$ 0,00</text:p>
          </table:table-cell>
          <table:table-cell table:style-name="ce40" table:formula="of:=IF([.H5]=[.B5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6]*[.C6])+[.E6]+[.F6])" office:value-type="float" office:value="0" calcext:value-type="float">
            <text:p>R$ 0,00</text:p>
          </table:table-cell>
          <table:table-cell table:style-name="ce38" table:formula="of:=SUM(([.J6]*[.I6])-[.K6]-[.L6])" office:value-type="float" office:value="0" calcext:value-type="float">
            <text:p>R$ 0,00</text:p>
          </table:table-cell>
          <table:table-cell table:style-name="ce39" table:formula="of:=SUM([.O6]-[.N6])" office:value-type="float" office:value="0" calcext:value-type="float">
            <text:p>R$ 0,00</text:p>
          </table:table-cell>
          <table:table-cell table:style-name="ce40" table:formula="of:=IF([.H6]=[.B6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7]*[.C7])+[.E7]+[.F7])" office:value-type="float" office:value="0" calcext:value-type="float">
            <text:p>R$ 0,00</text:p>
          </table:table-cell>
          <table:table-cell table:style-name="ce38" table:formula="of:=SUM(([.J7]*[.I7])-[.K7]-[.L7])" office:value-type="float" office:value="0" calcext:value-type="float">
            <text:p>R$ 0,00</text:p>
          </table:table-cell>
          <table:table-cell table:style-name="ce39" table:formula="of:=SUM([.O7]-[.N7])" office:value-type="float" office:value="0" calcext:value-type="float">
            <text:p>R$ 0,00</text:p>
          </table:table-cell>
          <table:table-cell table:style-name="ce40" table:formula="of:=IF([.H7]=[.B7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8]*[.C8])+[.E8]+[.F8])" office:value-type="float" office:value="0" calcext:value-type="float">
            <text:p>R$ 0,00</text:p>
          </table:table-cell>
          <table:table-cell table:style-name="ce38" table:formula="of:=SUM(([.J8]*[.I8])-[.K8]-[.L8])" office:value-type="float" office:value="0" calcext:value-type="float">
            <text:p>R$ 0,00</text:p>
          </table:table-cell>
          <table:table-cell table:style-name="ce39" table:formula="of:=SUM([.O8]-[.N8])" office:value-type="float" office:value="0" calcext:value-type="float">
            <text:p>R$ 0,00</text:p>
          </table:table-cell>
          <table:table-cell table:style-name="ce40" table:formula="of:=IF([.H8]=[.B8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9]*[.C9])+[.E9]+[.F9])" office:value-type="float" office:value="0" calcext:value-type="float">
            <text:p>R$ 0,00</text:p>
          </table:table-cell>
          <table:table-cell table:style-name="ce38" table:formula="of:=SUM(([.J9]*[.I9])-[.K9]-[.L9])" office:value-type="float" office:value="0" calcext:value-type="float">
            <text:p>R$ 0,00</text:p>
          </table:table-cell>
          <table:table-cell table:style-name="ce39" table:formula="of:=SUM([.O9]-[.N9])" office:value-type="float" office:value="0" calcext:value-type="float">
            <text:p>R$ 0,00</text:p>
          </table:table-cell>
          <table:table-cell table:style-name="ce40" table:formula="of:=IF([.H9]=[.B9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10]*[.C10])+[.E10]+[.F10])" office:value-type="float" office:value="0" calcext:value-type="float">
            <text:p>R$ 0,00</text:p>
          </table:table-cell>
          <table:table-cell table:style-name="ce38" table:formula="of:=SUM(([.J10]*[.I10])-[.K10]-[.L10])" office:value-type="float" office:value="0" calcext:value-type="float">
            <text:p>R$ 0,00</text:p>
          </table:table-cell>
          <table:table-cell table:style-name="ce39" table:formula="of:=SUM([.O10]-[.N10])" office:value-type="float" office:value="0" calcext:value-type="float">
            <text:p>R$ 0,00</text:p>
          </table:table-cell>
          <table:table-cell table:style-name="ce40" table:formula="of:=IF([.H10]=[.B10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11]*[.C11])+[.E11]+[.F11])" office:value-type="float" office:value="0" calcext:value-type="float">
            <text:p>R$ 0,00</text:p>
          </table:table-cell>
          <table:table-cell table:style-name="ce38" table:formula="of:=SUM(([.J11]*[.I11])-[.K11]-[.L11])" office:value-type="float" office:value="0" calcext:value-type="float">
            <text:p>R$ 0,00</text:p>
          </table:table-cell>
          <table:table-cell table:style-name="ce39" table:formula="of:=SUM([.O11]-[.N11])" office:value-type="float" office:value="0" calcext:value-type="float">
            <text:p>R$ 0,00</text:p>
          </table:table-cell>
          <table:table-cell table:style-name="ce40" table:formula="of:=IF([.H11]=[.B11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12]*[.C12])+[.E12]+[.F12])" office:value-type="float" office:value="0" calcext:value-type="float">
            <text:p>R$ 0,00</text:p>
          </table:table-cell>
          <table:table-cell table:style-name="ce38" table:formula="of:=SUM(([.J12]*[.I12])-[.K12]-[.L12])" office:value-type="float" office:value="0" calcext:value-type="float">
            <text:p>R$ 0,00</text:p>
          </table:table-cell>
          <table:table-cell table:style-name="ce39" table:formula="of:=SUM([.O12]-[.N12])" office:value-type="float" office:value="0" calcext:value-type="float">
            <text:p>R$ 0,00</text:p>
          </table:table-cell>
          <table:table-cell table:style-name="ce40" table:formula="of:=IF([.H12]=[.B12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13]*[.C13])+[.E13]+[.F13])" office:value-type="float" office:value="0" calcext:value-type="float">
            <text:p>R$ 0,00</text:p>
          </table:table-cell>
          <table:table-cell table:style-name="ce38" table:formula="of:=SUM(([.J13]*[.I13])-[.K13]-[.L13])" office:value-type="float" office:value="0" calcext:value-type="float">
            <text:p>R$ 0,00</text:p>
          </table:table-cell>
          <table:table-cell table:style-name="ce39" table:formula="of:=SUM([.O13]-[.N13])" office:value-type="float" office:value="0" calcext:value-type="float">
            <text:p>R$ 0,00</text:p>
          </table:table-cell>
          <table:table-cell table:style-name="ce40" table:formula="of:=IF([.H13]=[.B13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14]*[.C14])+[.E14]+[.F14])" office:value-type="float" office:value="0" calcext:value-type="float">
            <text:p>R$ 0,00</text:p>
          </table:table-cell>
          <table:table-cell table:style-name="ce38" table:formula="of:=SUM(([.J14]*[.I14])-[.K14]-[.L14])" office:value-type="float" office:value="0" calcext:value-type="float">
            <text:p>R$ 0,00</text:p>
          </table:table-cell>
          <table:table-cell table:style-name="ce39" table:formula="of:=SUM([.O14]-[.N14])" office:value-type="float" office:value="0" calcext:value-type="float">
            <text:p>R$ 0,00</text:p>
          </table:table-cell>
          <table:table-cell table:style-name="ce40" table:formula="of:=IF([.H14]=[.B14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15]*[.C15])+[.E15]+[.F15])" office:value-type="float" office:value="0" calcext:value-type="float">
            <text:p>R$ 0,00</text:p>
          </table:table-cell>
          <table:table-cell table:style-name="ce38" table:formula="of:=SUM(([.J15]*[.I15])-[.K15]-[.L15])" office:value-type="float" office:value="0" calcext:value-type="float">
            <text:p>R$ 0,00</text:p>
          </table:table-cell>
          <table:table-cell table:style-name="ce39" table:formula="of:=SUM([.O15]-[.N15])" office:value-type="float" office:value="0" calcext:value-type="float">
            <text:p>R$ 0,00</text:p>
          </table:table-cell>
          <table:table-cell table:style-name="ce40" table:formula="of:=IF([.H15]=[.B15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16]*[.C16])+[.E16]+[.F16])" office:value-type="float" office:value="0" calcext:value-type="float">
            <text:p>R$ 0,00</text:p>
          </table:table-cell>
          <table:table-cell table:style-name="ce38" table:formula="of:=SUM(([.J16]*[.I16])-[.K16]-[.L16])" office:value-type="float" office:value="0" calcext:value-type="float">
            <text:p>R$ 0,00</text:p>
          </table:table-cell>
          <table:table-cell table:style-name="ce39" table:formula="of:=SUM([.O16]-[.N16])" office:value-type="float" office:value="0" calcext:value-type="float">
            <text:p>R$ 0,00</text:p>
          </table:table-cell>
          <table:table-cell table:style-name="ce40" table:formula="of:=IF([.H16]=[.B16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17]*[.C17])+[.E17]+[.F17])" office:value-type="float" office:value="0" calcext:value-type="float">
            <text:p>R$ 0,00</text:p>
          </table:table-cell>
          <table:table-cell table:style-name="ce38" table:formula="of:=SUM(([.J17]*[.I17])-[.K17]-[.L17])" office:value-type="float" office:value="0" calcext:value-type="float">
            <text:p>R$ 0,00</text:p>
          </table:table-cell>
          <table:table-cell table:style-name="ce39" table:formula="of:=SUM([.O17]-[.N17])" office:value-type="float" office:value="0" calcext:value-type="float">
            <text:p>R$ 0,00</text:p>
          </table:table-cell>
          <table:table-cell table:style-name="ce40" table:formula="of:=IF([.H17]=[.B17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18]*[.C18])+[.E18]+[.F18])" office:value-type="float" office:value="0" calcext:value-type="float">
            <text:p>R$ 0,00</text:p>
          </table:table-cell>
          <table:table-cell table:style-name="ce38" table:formula="of:=SUM(([.J18]*[.I18])-[.K18]-[.L18])" office:value-type="float" office:value="0" calcext:value-type="float">
            <text:p>R$ 0,00</text:p>
          </table:table-cell>
          <table:table-cell table:style-name="ce39" table:formula="of:=SUM([.O18]-[.N18])" office:value-type="float" office:value="0" calcext:value-type="float">
            <text:p>R$ 0,00</text:p>
          </table:table-cell>
          <table:table-cell table:style-name="ce40" table:formula="of:=IF([.H18]=[.B18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19]*[.C19])+[.E19]+[.F19])" office:value-type="float" office:value="0" calcext:value-type="float">
            <text:p>R$ 0,00</text:p>
          </table:table-cell>
          <table:table-cell table:style-name="ce38" table:formula="of:=SUM(([.J19]*[.I19])-[.K19]-[.L19])" office:value-type="float" office:value="0" calcext:value-type="float">
            <text:p>R$ 0,00</text:p>
          </table:table-cell>
          <table:table-cell table:style-name="ce39" table:formula="of:=SUM([.O19]-[.N19])" office:value-type="float" office:value="0" calcext:value-type="float">
            <text:p>R$ 0,00</text:p>
          </table:table-cell>
          <table:table-cell table:style-name="ce40" table:formula="of:=IF([.H19]=[.B19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20]*[.C20])+[.E20]+[.F20])" office:value-type="float" office:value="0" calcext:value-type="float">
            <text:p>R$ 0,00</text:p>
          </table:table-cell>
          <table:table-cell table:style-name="ce38" table:formula="of:=SUM(([.J20]*[.I20])-[.K20]-[.L20])" office:value-type="float" office:value="0" calcext:value-type="float">
            <text:p>R$ 0,00</text:p>
          </table:table-cell>
          <table:table-cell table:style-name="ce39" table:formula="of:=SUM([.O20]-[.N20])" office:value-type="float" office:value="0" calcext:value-type="float">
            <text:p>R$ 0,00</text:p>
          </table:table-cell>
          <table:table-cell table:style-name="ce40" table:formula="of:=IF([.H20]=[.B20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21]*[.C21])+[.E21]+[.F21])" office:value-type="float" office:value="0" calcext:value-type="float">
            <text:p>R$ 0,00</text:p>
          </table:table-cell>
          <table:table-cell table:style-name="ce38" table:formula="of:=SUM(([.J21]*[.I21])-[.K21]-[.L21])" office:value-type="float" office:value="0" calcext:value-type="float">
            <text:p>R$ 0,00</text:p>
          </table:table-cell>
          <table:table-cell table:style-name="ce39" table:formula="of:=SUM([.O21]-[.N21])" office:value-type="float" office:value="0" calcext:value-type="float">
            <text:p>R$ 0,00</text:p>
          </table:table-cell>
          <table:table-cell table:style-name="ce40" table:formula="of:=IF([.H21]=[.B21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22]*[.C22])+[.E22]+[.F22])" office:value-type="float" office:value="0" calcext:value-type="float">
            <text:p>R$ 0,00</text:p>
          </table:table-cell>
          <table:table-cell table:style-name="ce38" table:formula="of:=SUM(([.J22]*[.I22])-[.K22]-[.L22])" office:value-type="float" office:value="0" calcext:value-type="float">
            <text:p>R$ 0,00</text:p>
          </table:table-cell>
          <table:table-cell table:style-name="ce39" table:formula="of:=SUM([.O22]-[.N22])" office:value-type="float" office:value="0" calcext:value-type="float">
            <text:p>R$ 0,00</text:p>
          </table:table-cell>
          <table:table-cell table:style-name="ce40" table:formula="of:=IF([.H22]=[.B22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23]*[.C23])+[.E23]+[.F23])" office:value-type="float" office:value="0" calcext:value-type="float">
            <text:p>R$ 0,00</text:p>
          </table:table-cell>
          <table:table-cell table:style-name="ce38" table:formula="of:=SUM(([.J23]*[.I23])-[.K23]-[.L23])" office:value-type="float" office:value="0" calcext:value-type="float">
            <text:p>R$ 0,00</text:p>
          </table:table-cell>
          <table:table-cell table:style-name="ce39" table:formula="of:=SUM([.O23]-[.N23])" office:value-type="float" office:value="0" calcext:value-type="float">
            <text:p>R$ 0,00</text:p>
          </table:table-cell>
          <table:table-cell table:style-name="ce40" table:formula="of:=IF([.H23]=[.B23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24]*[.C24])+[.E24]+[.F24])" office:value-type="float" office:value="0" calcext:value-type="float">
            <text:p>R$ 0,00</text:p>
          </table:table-cell>
          <table:table-cell table:style-name="ce38" table:formula="of:=SUM(([.J24]*[.I24])-[.K24]-[.L24])" office:value-type="float" office:value="0" calcext:value-type="float">
            <text:p>R$ 0,00</text:p>
          </table:table-cell>
          <table:table-cell table:style-name="ce39" table:formula="of:=SUM([.O24]-[.N24])" office:value-type="float" office:value="0" calcext:value-type="float">
            <text:p>R$ 0,00</text:p>
          </table:table-cell>
          <table:table-cell table:style-name="ce40" table:formula="of:=IF([.H24]=[.B24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25]*[.C25])+[.E25]+[.F25])" office:value-type="float" office:value="0" calcext:value-type="float">
            <text:p>R$ 0,00</text:p>
          </table:table-cell>
          <table:table-cell table:style-name="ce38" table:formula="of:=SUM(([.J25]*[.I25])-[.K25]-[.L25])" office:value-type="float" office:value="0" calcext:value-type="float">
            <text:p>R$ 0,00</text:p>
          </table:table-cell>
          <table:table-cell table:style-name="ce39" table:formula="of:=SUM([.O25]-[.N25])" office:value-type="float" office:value="0" calcext:value-type="float">
            <text:p>R$ 0,00</text:p>
          </table:table-cell>
          <table:table-cell table:style-name="ce40" table:formula="of:=IF([.H25]=[.B25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26]*[.C26])+[.E26]+[.F26])" office:value-type="float" office:value="0" calcext:value-type="float">
            <text:p>R$ 0,00</text:p>
          </table:table-cell>
          <table:table-cell table:style-name="ce38" table:formula="of:=SUM(([.J26]*[.I26])-[.K26]-[.L26])" office:value-type="float" office:value="0" calcext:value-type="float">
            <text:p>R$ 0,00</text:p>
          </table:table-cell>
          <table:table-cell table:style-name="ce39" table:formula="of:=SUM([.O26]-[.N26])" office:value-type="float" office:value="0" calcext:value-type="float">
            <text:p>R$ 0,00</text:p>
          </table:table-cell>
          <table:table-cell table:style-name="ce40" table:formula="of:=IF([.H26]=[.B26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27]*[.C27])+[.E27]+[.F27])" office:value-type="float" office:value="0" calcext:value-type="float">
            <text:p>R$ 0,00</text:p>
          </table:table-cell>
          <table:table-cell table:style-name="ce38" table:formula="of:=SUM(([.J27]*[.I27])-[.K27]-[.L27])" office:value-type="float" office:value="0" calcext:value-type="float">
            <text:p>R$ 0,00</text:p>
          </table:table-cell>
          <table:table-cell table:style-name="ce39" table:formula="of:=SUM([.O27]-[.N27])" office:value-type="float" office:value="0" calcext:value-type="float">
            <text:p>R$ 0,00</text:p>
          </table:table-cell>
          <table:table-cell table:style-name="ce40" table:formula="of:=IF([.H27]=[.B27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28]*[.C28])+[.E28]+[.F28])" office:value-type="float" office:value="0" calcext:value-type="float">
            <text:p>R$ 0,00</text:p>
          </table:table-cell>
          <table:table-cell table:style-name="ce38" table:formula="of:=SUM(([.J28]*[.I28])-[.K28]-[.L28])" office:value-type="float" office:value="0" calcext:value-type="float">
            <text:p>R$ 0,00</text:p>
          </table:table-cell>
          <table:table-cell table:style-name="ce39" table:formula="of:=SUM([.O28]-[.N28])" office:value-type="float" office:value="0" calcext:value-type="float">
            <text:p>R$ 0,00</text:p>
          </table:table-cell>
          <table:table-cell table:style-name="ce40" table:formula="of:=IF([.H28]=[.B28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29]*[.C29])+[.E29]+[.F29])" office:value-type="float" office:value="0" calcext:value-type="float">
            <text:p>R$ 0,00</text:p>
          </table:table-cell>
          <table:table-cell table:style-name="ce38" table:formula="of:=SUM(([.J29]*[.I29])-[.K29]-[.L29])" office:value-type="float" office:value="0" calcext:value-type="float">
            <text:p>R$ 0,00</text:p>
          </table:table-cell>
          <table:table-cell table:style-name="ce39" table:formula="of:=SUM([.O29]-[.N29])" office:value-type="float" office:value="0" calcext:value-type="float">
            <text:p>R$ 0,00</text:p>
          </table:table-cell>
          <table:table-cell table:style-name="ce40" table:formula="of:=IF([.H29]=[.B29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30]*[.C30])+[.E30]+[.F30])" office:value-type="float" office:value="0" calcext:value-type="float">
            <text:p>R$ 0,00</text:p>
          </table:table-cell>
          <table:table-cell table:style-name="ce38" table:formula="of:=SUM(([.J30]*[.I30])-[.K30]-[.L30])" office:value-type="float" office:value="0" calcext:value-type="float">
            <text:p>R$ 0,00</text:p>
          </table:table-cell>
          <table:table-cell table:style-name="ce39" table:formula="of:=SUM([.O30]-[.N30])" office:value-type="float" office:value="0" calcext:value-type="float">
            <text:p>R$ 0,00</text:p>
          </table:table-cell>
          <table:table-cell table:style-name="ce40" table:formula="of:=IF([.H30]=[.B30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31]*[.C31])+[.E31]+[.F31])" office:value-type="float" office:value="0" calcext:value-type="float">
            <text:p>R$ 0,00</text:p>
          </table:table-cell>
          <table:table-cell table:style-name="ce38" table:formula="of:=SUM(([.J31]*[.I31])-[.K31]-[.L31])" office:value-type="float" office:value="0" calcext:value-type="float">
            <text:p>R$ 0,00</text:p>
          </table:table-cell>
          <table:table-cell table:style-name="ce39" table:formula="of:=SUM([.O31]-[.N31])" office:value-type="float" office:value="0" calcext:value-type="float">
            <text:p>R$ 0,00</text:p>
          </table:table-cell>
          <table:table-cell table:style-name="ce40" table:formula="of:=IF([.H31]=[.B31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32]*[.C32])+[.E32]+[.F32])" office:value-type="float" office:value="0" calcext:value-type="float">
            <text:p>R$ 0,00</text:p>
          </table:table-cell>
          <table:table-cell table:style-name="ce38" table:formula="of:=SUM(([.J32]*[.I32])-[.K32]-[.L32])" office:value-type="float" office:value="0" calcext:value-type="float">
            <text:p>R$ 0,00</text:p>
          </table:table-cell>
          <table:table-cell table:style-name="ce39" table:formula="of:=SUM([.O32]-[.N32])" office:value-type="float" office:value="0" calcext:value-type="float">
            <text:p>R$ 0,00</text:p>
          </table:table-cell>
          <table:table-cell table:style-name="ce40" table:formula="of:=IF([.H32]=[.B32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33]*[.C33])+[.E33]+[.F33])" office:value-type="float" office:value="0" calcext:value-type="float">
            <text:p>R$ 0,00</text:p>
          </table:table-cell>
          <table:table-cell table:style-name="ce38" table:formula="of:=SUM(([.J33]*[.I33])-[.K33]-[.L33])" office:value-type="float" office:value="0" calcext:value-type="float">
            <text:p>R$ 0,00</text:p>
          </table:table-cell>
          <table:table-cell table:style-name="ce39" table:formula="of:=SUM([.O33]-[.N33])" office:value-type="float" office:value="0" calcext:value-type="float">
            <text:p>R$ 0,00</text:p>
          </table:table-cell>
          <table:table-cell table:style-name="ce40" table:formula="of:=IF([.H33]=[.B33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34]*[.C34])+[.E34]+[.F34])" office:value-type="float" office:value="0" calcext:value-type="float">
            <text:p>R$ 0,00</text:p>
          </table:table-cell>
          <table:table-cell table:style-name="ce38" table:formula="of:=SUM(([.J34]*[.I34])-[.K34]-[.L34])" office:value-type="float" office:value="0" calcext:value-type="float">
            <text:p>R$ 0,00</text:p>
          </table:table-cell>
          <table:table-cell table:style-name="ce39" table:formula="of:=SUM([.O34]-[.N34])" office:value-type="float" office:value="0" calcext:value-type="float">
            <text:p>R$ 0,00</text:p>
          </table:table-cell>
          <table:table-cell table:style-name="ce40" table:formula="of:=IF([.H34]=[.B34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35]*[.C35])+[.E35]+[.F35])" office:value-type="float" office:value="0" calcext:value-type="float">
            <text:p>R$ 0,00</text:p>
          </table:table-cell>
          <table:table-cell table:style-name="ce38" table:formula="of:=SUM(([.J35]*[.I35])-[.K35]-[.L35])" office:value-type="float" office:value="0" calcext:value-type="float">
            <text:p>R$ 0,00</text:p>
          </table:table-cell>
          <table:table-cell table:style-name="ce39" table:formula="of:=SUM([.O35]-[.N35])" office:value-type="float" office:value="0" calcext:value-type="float">
            <text:p>R$ 0,00</text:p>
          </table:table-cell>
          <table:table-cell table:style-name="ce40" table:formula="of:=IF([.H35]=[.B35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36]*[.C36])+[.E36]+[.F36])" office:value-type="float" office:value="0" calcext:value-type="float">
            <text:p>R$ 0,00</text:p>
          </table:table-cell>
          <table:table-cell table:style-name="ce38" table:formula="of:=SUM(([.J36]*[.I36])-[.K36]-[.L36])" office:value-type="float" office:value="0" calcext:value-type="float">
            <text:p>R$ 0,00</text:p>
          </table:table-cell>
          <table:table-cell table:style-name="ce39" table:formula="of:=SUM([.O36]-[.N36])" office:value-type="float" office:value="0" calcext:value-type="float">
            <text:p>R$ 0,00</text:p>
          </table:table-cell>
          <table:table-cell table:style-name="ce40" table:formula="of:=IF([.H36]=[.B36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37]*[.C37])+[.E37]+[.F37])" office:value-type="float" office:value="0" calcext:value-type="float">
            <text:p>R$ 0,00</text:p>
          </table:table-cell>
          <table:table-cell table:style-name="ce38" table:formula="of:=SUM(([.J37]*[.I37])-[.K37]-[.L37])" office:value-type="float" office:value="0" calcext:value-type="float">
            <text:p>R$ 0,00</text:p>
          </table:table-cell>
          <table:table-cell table:style-name="ce39" table:formula="of:=SUM([.O37]-[.N37])" office:value-type="float" office:value="0" calcext:value-type="float">
            <text:p>R$ 0,00</text:p>
          </table:table-cell>
          <table:table-cell table:style-name="ce40" table:formula="of:=IF([.H37]=[.B37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38]*[.C38])+[.E38]+[.F38])" office:value-type="float" office:value="0" calcext:value-type="float">
            <text:p>R$ 0,00</text:p>
          </table:table-cell>
          <table:table-cell table:style-name="ce38" table:formula="of:=SUM(([.J38]*[.I38])-[.K38]-[.L38])" office:value-type="float" office:value="0" calcext:value-type="float">
            <text:p>R$ 0,00</text:p>
          </table:table-cell>
          <table:table-cell table:style-name="ce39" table:formula="of:=SUM([.O38]-[.N38])" office:value-type="float" office:value="0" calcext:value-type="float">
            <text:p>R$ 0,00</text:p>
          </table:table-cell>
          <table:table-cell table:style-name="ce40" table:formula="of:=IF([.H38]=[.B38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39]*[.C39])+[.E39]+[.F39])" office:value-type="float" office:value="0" calcext:value-type="float">
            <text:p>R$ 0,00</text:p>
          </table:table-cell>
          <table:table-cell table:style-name="ce38" table:formula="of:=SUM(([.J39]*[.I39])-[.K39]-[.L39])" office:value-type="float" office:value="0" calcext:value-type="float">
            <text:p>R$ 0,00</text:p>
          </table:table-cell>
          <table:table-cell table:style-name="ce39" table:formula="of:=SUM([.O39]-[.N39])" office:value-type="float" office:value="0" calcext:value-type="float">
            <text:p>R$ 0,00</text:p>
          </table:table-cell>
          <table:table-cell table:style-name="ce40" table:formula="of:=IF([.H39]=[.B39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40]*[.C40])+[.E40]+[.F40])" office:value-type="float" office:value="0" calcext:value-type="float">
            <text:p>R$ 0,00</text:p>
          </table:table-cell>
          <table:table-cell table:style-name="ce38" table:formula="of:=SUM(([.J40]*[.I40])-[.K40]-[.L40])" office:value-type="float" office:value="0" calcext:value-type="float">
            <text:p>R$ 0,00</text:p>
          </table:table-cell>
          <table:table-cell table:style-name="ce39" table:formula="of:=SUM([.O40]-[.N40])" office:value-type="float" office:value="0" calcext:value-type="float">
            <text:p>R$ 0,00</text:p>
          </table:table-cell>
          <table:table-cell table:style-name="ce40" table:formula="of:=IF([.H40]=[.B40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41]*[.C41])+[.E41]+[.F41])" office:value-type="float" office:value="0" calcext:value-type="float">
            <text:p>R$ 0,00</text:p>
          </table:table-cell>
          <table:table-cell table:style-name="ce38" table:formula="of:=SUM(([.J41]*[.I41])-[.K41]-[.L41])" office:value-type="float" office:value="0" calcext:value-type="float">
            <text:p>R$ 0,00</text:p>
          </table:table-cell>
          <table:table-cell table:style-name="ce39" table:formula="of:=SUM([.O41]-[.N41])" office:value-type="float" office:value="0" calcext:value-type="float">
            <text:p>R$ 0,00</text:p>
          </table:table-cell>
          <table:table-cell table:style-name="ce40" table:formula="of:=IF([.H41]=[.B41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42]*[.C42])+[.E42]+[.F42])" office:value-type="float" office:value="0" calcext:value-type="float">
            <text:p>R$ 0,00</text:p>
          </table:table-cell>
          <table:table-cell table:style-name="ce38" table:formula="of:=SUM(([.J42]*[.I42])-[.K42]-[.L42])" office:value-type="float" office:value="0" calcext:value-type="float">
            <text:p>R$ 0,00</text:p>
          </table:table-cell>
          <table:table-cell table:style-name="ce39" table:formula="of:=SUM([.O42]-[.N42])" office:value-type="float" office:value="0" calcext:value-type="float">
            <text:p>R$ 0,00</text:p>
          </table:table-cell>
          <table:table-cell table:style-name="ce40" table:formula="of:=IF([.H42]=[.B42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43]*[.C43])+[.E43]+[.F43])" office:value-type="float" office:value="0" calcext:value-type="float">
            <text:p>R$ 0,00</text:p>
          </table:table-cell>
          <table:table-cell table:style-name="ce38" table:formula="of:=SUM(([.J43]*[.I43])-[.K43]-[.L43])" office:value-type="float" office:value="0" calcext:value-type="float">
            <text:p>R$ 0,00</text:p>
          </table:table-cell>
          <table:table-cell table:style-name="ce39" table:formula="of:=SUM([.O43]-[.N43])" office:value-type="float" office:value="0" calcext:value-type="float">
            <text:p>R$ 0,00</text:p>
          </table:table-cell>
          <table:table-cell table:style-name="ce40" table:formula="of:=IF([.H43]=[.B43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44]*[.C44])+[.E44]+[.F44])" office:value-type="float" office:value="0" calcext:value-type="float">
            <text:p>R$ 0,00</text:p>
          </table:table-cell>
          <table:table-cell table:style-name="ce38" table:formula="of:=SUM(([.J44]*[.I44])-[.K44]-[.L44])" office:value-type="float" office:value="0" calcext:value-type="float">
            <text:p>R$ 0,00</text:p>
          </table:table-cell>
          <table:table-cell table:style-name="ce39" table:formula="of:=SUM([.O44]-[.N44])" office:value-type="float" office:value="0" calcext:value-type="float">
            <text:p>R$ 0,00</text:p>
          </table:table-cell>
          <table:table-cell table:style-name="ce40" table:formula="of:=IF([.H44]=[.B44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45]*[.C45])+[.E45]+[.F45])" office:value-type="float" office:value="0" calcext:value-type="float">
            <text:p>R$ 0,00</text:p>
          </table:table-cell>
          <table:table-cell table:style-name="ce38" table:formula="of:=SUM(([.J45]*[.I45])-[.K45]-[.L45])" office:value-type="float" office:value="0" calcext:value-type="float">
            <text:p>R$ 0,00</text:p>
          </table:table-cell>
          <table:table-cell table:style-name="ce39" table:formula="of:=SUM([.O45]-[.N45])" office:value-type="float" office:value="0" calcext:value-type="float">
            <text:p>R$ 0,00</text:p>
          </table:table-cell>
          <table:table-cell table:style-name="ce40" table:formula="of:=IF([.H45]=[.B45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46]*[.C46])+[.E46]+[.F46])" office:value-type="float" office:value="0" calcext:value-type="float">
            <text:p>R$ 0,00</text:p>
          </table:table-cell>
          <table:table-cell table:style-name="ce38" table:formula="of:=SUM(([.J46]*[.I46])-[.K46]-[.L46])" office:value-type="float" office:value="0" calcext:value-type="float">
            <text:p>R$ 0,00</text:p>
          </table:table-cell>
          <table:table-cell table:style-name="ce39" table:formula="of:=SUM([.O46]-[.N46])" office:value-type="float" office:value="0" calcext:value-type="float">
            <text:p>R$ 0,00</text:p>
          </table:table-cell>
          <table:table-cell table:style-name="ce40" table:formula="of:=IF([.H46]=[.B46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47]*[.C47])+[.E47]+[.F47])" office:value-type="float" office:value="0" calcext:value-type="float">
            <text:p>R$ 0,00</text:p>
          </table:table-cell>
          <table:table-cell table:style-name="ce38" table:formula="of:=SUM(([.J47]*[.I47])-[.K47]-[.L47])" office:value-type="float" office:value="0" calcext:value-type="float">
            <text:p>R$ 0,00</text:p>
          </table:table-cell>
          <table:table-cell table:style-name="ce39" table:formula="of:=SUM([.O47]-[.N47])" office:value-type="float" office:value="0" calcext:value-type="float">
            <text:p>R$ 0,00</text:p>
          </table:table-cell>
          <table:table-cell table:style-name="ce40" table:formula="of:=IF([.H47]=[.B47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48]*[.C48])+[.E48]+[.F48])" office:value-type="float" office:value="0" calcext:value-type="float">
            <text:p>R$ 0,00</text:p>
          </table:table-cell>
          <table:table-cell table:style-name="ce38" table:formula="of:=SUM(([.J48]*[.I48])-[.K48]-[.L48])" office:value-type="float" office:value="0" calcext:value-type="float">
            <text:p>R$ 0,00</text:p>
          </table:table-cell>
          <table:table-cell table:style-name="ce39" table:formula="of:=SUM([.O48]-[.N48])" office:value-type="float" office:value="0" calcext:value-type="float">
            <text:p>R$ 0,00</text:p>
          </table:table-cell>
          <table:table-cell table:style-name="ce40" table:formula="of:=IF([.H48]=[.B48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49]*[.C49])+[.E49]+[.F49])" office:value-type="float" office:value="0" calcext:value-type="float">
            <text:p>R$ 0,00</text:p>
          </table:table-cell>
          <table:table-cell table:style-name="ce38" table:formula="of:=SUM(([.J49]*[.I49])-[.K49]-[.L49])" office:value-type="float" office:value="0" calcext:value-type="float">
            <text:p>R$ 0,00</text:p>
          </table:table-cell>
          <table:table-cell table:style-name="ce39" table:formula="of:=SUM([.O49]-[.N49])" office:value-type="float" office:value="0" calcext:value-type="float">
            <text:p>R$ 0,00</text:p>
          </table:table-cell>
          <table:table-cell table:style-name="ce40" table:formula="of:=IF([.H49]=[.B49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50]*[.C50])+[.E50]+[.F50])" office:value-type="float" office:value="0" calcext:value-type="float">
            <text:p>R$ 0,00</text:p>
          </table:table-cell>
          <table:table-cell table:style-name="ce38" table:formula="of:=SUM(([.J50]*[.I50])-[.K50]-[.L50])" office:value-type="float" office:value="0" calcext:value-type="float">
            <text:p>R$ 0,00</text:p>
          </table:table-cell>
          <table:table-cell table:style-name="ce39" table:formula="of:=SUM([.O50]-[.N50])" office:value-type="float" office:value="0" calcext:value-type="float">
            <text:p>R$ 0,00</text:p>
          </table:table-cell>
          <table:table-cell table:style-name="ce40" table:formula="of:=IF([.H50]=[.B50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51]*[.C51])+[.E51]+[.F51])" office:value-type="float" office:value="0" calcext:value-type="float">
            <text:p>R$ 0,00</text:p>
          </table:table-cell>
          <table:table-cell table:style-name="ce38" table:formula="of:=SUM(([.J51]*[.I51])-[.K51]-[.L51])" office:value-type="float" office:value="0" calcext:value-type="float">
            <text:p>R$ 0,00</text:p>
          </table:table-cell>
          <table:table-cell table:style-name="ce39" table:formula="of:=SUM([.O51]-[.N51])" office:value-type="float" office:value="0" calcext:value-type="float">
            <text:p>R$ 0,00</text:p>
          </table:table-cell>
          <table:table-cell table:style-name="ce40" table:formula="of:=IF([.H51]=[.B51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52]*[.C52])+[.E52]+[.F52])" office:value-type="float" office:value="0" calcext:value-type="float">
            <text:p>R$ 0,00</text:p>
          </table:table-cell>
          <table:table-cell table:style-name="ce38" table:formula="of:=SUM(([.J52]*[.I52])-[.K52]-[.L52])" office:value-type="float" office:value="0" calcext:value-type="float">
            <text:p>R$ 0,00</text:p>
          </table:table-cell>
          <table:table-cell table:style-name="ce39" table:formula="of:=SUM([.O52]-[.N52])" office:value-type="float" office:value="0" calcext:value-type="float">
            <text:p>R$ 0,00</text:p>
          </table:table-cell>
          <table:table-cell table:style-name="ce40" table:formula="of:=IF([.H52]=[.B52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53]*[.C53])+[.E53]+[.F53])" office:value-type="float" office:value="0" calcext:value-type="float">
            <text:p>R$ 0,00</text:p>
          </table:table-cell>
          <table:table-cell table:style-name="ce38" table:formula="of:=SUM(([.J53]*[.I53])-[.K53]-[.L53])" office:value-type="float" office:value="0" calcext:value-type="float">
            <text:p>R$ 0,00</text:p>
          </table:table-cell>
          <table:table-cell table:style-name="ce39" table:formula="of:=SUM([.O53]-[.N53])" office:value-type="float" office:value="0" calcext:value-type="float">
            <text:p>R$ 0,00</text:p>
          </table:table-cell>
          <table:table-cell table:style-name="ce40" table:formula="of:=IF([.H53]=[.B53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54]*[.C54])+[.E54]+[.F54])" office:value-type="float" office:value="0" calcext:value-type="float">
            <text:p>R$ 0,00</text:p>
          </table:table-cell>
          <table:table-cell table:style-name="ce38" table:formula="of:=SUM(([.J54]*[.I54])-[.K54]-[.L54])" office:value-type="float" office:value="0" calcext:value-type="float">
            <text:p>R$ 0,00</text:p>
          </table:table-cell>
          <table:table-cell table:style-name="ce39" table:formula="of:=SUM([.O54]-[.N54])" office:value-type="float" office:value="0" calcext:value-type="float">
            <text:p>R$ 0,00</text:p>
          </table:table-cell>
          <table:table-cell table:style-name="ce40" table:formula="of:=IF([.H54]=[.B54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55]*[.C55])+[.E55]+[.F55])" office:value-type="float" office:value="0" calcext:value-type="float">
            <text:p>R$ 0,00</text:p>
          </table:table-cell>
          <table:table-cell table:style-name="ce38" table:formula="of:=SUM(([.J55]*[.I55])-[.K55]-[.L55])" office:value-type="float" office:value="0" calcext:value-type="float">
            <text:p>R$ 0,00</text:p>
          </table:table-cell>
          <table:table-cell table:style-name="ce39" table:formula="of:=SUM([.O55]-[.N55])" office:value-type="float" office:value="0" calcext:value-type="float">
            <text:p>R$ 0,00</text:p>
          </table:table-cell>
          <table:table-cell table:style-name="ce40" table:formula="of:=IF([.H55]=[.B55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56]*[.C56])+[.E56]+[.F56])" office:value-type="float" office:value="0" calcext:value-type="float">
            <text:p>R$ 0,00</text:p>
          </table:table-cell>
          <table:table-cell table:style-name="ce38" table:formula="of:=SUM(([.J56]*[.I56])-[.K56]-[.L56])" office:value-type="float" office:value="0" calcext:value-type="float">
            <text:p>R$ 0,00</text:p>
          </table:table-cell>
          <table:table-cell table:style-name="ce39" table:formula="of:=SUM([.O56]-[.N56])" office:value-type="float" office:value="0" calcext:value-type="float">
            <text:p>R$ 0,00</text:p>
          </table:table-cell>
          <table:table-cell table:style-name="ce40" table:formula="of:=IF([.H56]=[.B56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57]*[.C57])+[.E57]+[.F57])" office:value-type="float" office:value="0" calcext:value-type="float">
            <text:p>R$ 0,00</text:p>
          </table:table-cell>
          <table:table-cell table:style-name="ce38" table:formula="of:=SUM(([.J57]*[.I57])-[.K57]-[.L57])" office:value-type="float" office:value="0" calcext:value-type="float">
            <text:p>R$ 0,00</text:p>
          </table:table-cell>
          <table:table-cell table:style-name="ce39" table:formula="of:=SUM([.O57]-[.N57])" office:value-type="float" office:value="0" calcext:value-type="float">
            <text:p>R$ 0,00</text:p>
          </table:table-cell>
          <table:table-cell table:style-name="ce40" table:formula="of:=IF([.H57]=[.B57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58]*[.C58])+[.E58]+[.F58])" office:value-type="float" office:value="0" calcext:value-type="float">
            <text:p>R$ 0,00</text:p>
          </table:table-cell>
          <table:table-cell table:style-name="ce38" table:formula="of:=SUM(([.J58]*[.I58])-[.K58]-[.L58])" office:value-type="float" office:value="0" calcext:value-type="float">
            <text:p>R$ 0,00</text:p>
          </table:table-cell>
          <table:table-cell table:style-name="ce39" table:formula="of:=SUM([.O58]-[.N58])" office:value-type="float" office:value="0" calcext:value-type="float">
            <text:p>R$ 0,00</text:p>
          </table:table-cell>
          <table:table-cell table:style-name="ce40" table:formula="of:=IF([.H58]=[.B58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59]*[.C59])+[.E59]+[.F59])" office:value-type="float" office:value="0" calcext:value-type="float">
            <text:p>R$ 0,00</text:p>
          </table:table-cell>
          <table:table-cell table:style-name="ce38" table:formula="of:=SUM(([.J59]*[.I59])-[.K59]-[.L59])" office:value-type="float" office:value="0" calcext:value-type="float">
            <text:p>R$ 0,00</text:p>
          </table:table-cell>
          <table:table-cell table:style-name="ce39" table:formula="of:=SUM([.O59]-[.N59])" office:value-type="float" office:value="0" calcext:value-type="float">
            <text:p>R$ 0,00</text:p>
          </table:table-cell>
          <table:table-cell table:style-name="ce40" table:formula="of:=IF([.H59]=[.B59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60]*[.C60])+[.E60]+[.F60])" office:value-type="float" office:value="0" calcext:value-type="float">
            <text:p>R$ 0,00</text:p>
          </table:table-cell>
          <table:table-cell table:style-name="ce38" table:formula="of:=SUM(([.J60]*[.I60])-[.K60]-[.L60])" office:value-type="float" office:value="0" calcext:value-type="float">
            <text:p>R$ 0,00</text:p>
          </table:table-cell>
          <table:table-cell table:style-name="ce39" table:formula="of:=SUM([.O60]-[.N60])" office:value-type="float" office:value="0" calcext:value-type="float">
            <text:p>R$ 0,00</text:p>
          </table:table-cell>
          <table:table-cell table:style-name="ce40" table:formula="of:=IF([.H60]=[.B60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61]*[.C61])+[.E61]+[.F61])" office:value-type="float" office:value="0" calcext:value-type="float">
            <text:p>R$ 0,00</text:p>
          </table:table-cell>
          <table:table-cell table:style-name="ce38" table:formula="of:=SUM(([.J61]*[.I61])-[.K61]-[.L61])" office:value-type="float" office:value="0" calcext:value-type="float">
            <text:p>R$ 0,00</text:p>
          </table:table-cell>
          <table:table-cell table:style-name="ce39" table:formula="of:=SUM([.O61]-[.N61])" office:value-type="float" office:value="0" calcext:value-type="float">
            <text:p>R$ 0,00</text:p>
          </table:table-cell>
          <table:table-cell table:style-name="ce40" table:formula="of:=IF([.H61]=[.B61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62]*[.C62])+[.E62]+[.F62])" office:value-type="float" office:value="0" calcext:value-type="float">
            <text:p>R$ 0,00</text:p>
          </table:table-cell>
          <table:table-cell table:style-name="ce38" table:formula="of:=SUM(([.J62]*[.I62])-[.K62]-[.L62])" office:value-type="float" office:value="0" calcext:value-type="float">
            <text:p>R$ 0,00</text:p>
          </table:table-cell>
          <table:table-cell table:style-name="ce39" table:formula="of:=SUM([.O62]-[.N62])" office:value-type="float" office:value="0" calcext:value-type="float">
            <text:p>R$ 0,00</text:p>
          </table:table-cell>
          <table:table-cell table:style-name="ce40" table:formula="of:=IF([.H62]=[.B62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63]*[.C63])+[.E63]+[.F63])" office:value-type="float" office:value="0" calcext:value-type="float">
            <text:p>R$ 0,00</text:p>
          </table:table-cell>
          <table:table-cell table:style-name="ce38" table:formula="of:=SUM(([.J63]*[.I63])-[.K63]-[.L63])" office:value-type="float" office:value="0" calcext:value-type="float">
            <text:p>R$ 0,00</text:p>
          </table:table-cell>
          <table:table-cell table:style-name="ce39" table:formula="of:=SUM([.O63]-[.N63])" office:value-type="float" office:value="0" calcext:value-type="float">
            <text:p>R$ 0,00</text:p>
          </table:table-cell>
          <table:table-cell table:style-name="ce40" table:formula="of:=IF([.H63]=[.B63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64]*[.C64])+[.E64]+[.F64])" office:value-type="float" office:value="0" calcext:value-type="float">
            <text:p>R$ 0,00</text:p>
          </table:table-cell>
          <table:table-cell table:style-name="ce38" table:formula="of:=SUM(([.J64]*[.I64])-[.K64]-[.L64])" office:value-type="float" office:value="0" calcext:value-type="float">
            <text:p>R$ 0,00</text:p>
          </table:table-cell>
          <table:table-cell table:style-name="ce39" table:formula="of:=SUM([.O64]-[.N64])" office:value-type="float" office:value="0" calcext:value-type="float">
            <text:p>R$ 0,00</text:p>
          </table:table-cell>
          <table:table-cell table:style-name="ce40" table:formula="of:=IF([.H64]=[.B64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65]*[.C65])+[.E65]+[.F65])" office:value-type="float" office:value="0" calcext:value-type="float">
            <text:p>R$ 0,00</text:p>
          </table:table-cell>
          <table:table-cell table:style-name="ce38" table:formula="of:=SUM(([.J65]*[.I65])-[.K65]-[.L65])" office:value-type="float" office:value="0" calcext:value-type="float">
            <text:p>R$ 0,00</text:p>
          </table:table-cell>
          <table:table-cell table:style-name="ce39" table:formula="of:=SUM([.O65]-[.N65])" office:value-type="float" office:value="0" calcext:value-type="float">
            <text:p>R$ 0,00</text:p>
          </table:table-cell>
          <table:table-cell table:style-name="ce40" table:formula="of:=IF([.H65]=[.B65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66]*[.C66])+[.E66]+[.F66])" office:value-type="float" office:value="0" calcext:value-type="float">
            <text:p>R$ 0,00</text:p>
          </table:table-cell>
          <table:table-cell table:style-name="ce38" table:formula="of:=SUM(([.J66]*[.I66])-[.K66]-[.L66])" office:value-type="float" office:value="0" calcext:value-type="float">
            <text:p>R$ 0,00</text:p>
          </table:table-cell>
          <table:table-cell table:style-name="ce39" table:formula="of:=SUM([.O66]-[.N66])" office:value-type="float" office:value="0" calcext:value-type="float">
            <text:p>R$ 0,00</text:p>
          </table:table-cell>
          <table:table-cell table:style-name="ce40" table:formula="of:=IF([.H66]=[.B66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67]*[.C67])+[.E67]+[.F67])" office:value-type="float" office:value="0" calcext:value-type="float">
            <text:p>R$ 0,00</text:p>
          </table:table-cell>
          <table:table-cell table:style-name="ce38" table:formula="of:=SUM(([.J67]*[.I67])-[.K67]-[.L67])" office:value-type="float" office:value="0" calcext:value-type="float">
            <text:p>R$ 0,00</text:p>
          </table:table-cell>
          <table:table-cell table:style-name="ce39" table:formula="of:=SUM([.O67]-[.N67])" office:value-type="float" office:value="0" calcext:value-type="float">
            <text:p>R$ 0,00</text:p>
          </table:table-cell>
          <table:table-cell table:style-name="ce40" table:formula="of:=IF([.H67]=[.B67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68]*[.C68])+[.E68]+[.F68])" office:value-type="float" office:value="0" calcext:value-type="float">
            <text:p>R$ 0,00</text:p>
          </table:table-cell>
          <table:table-cell table:style-name="ce38" table:formula="of:=SUM(([.J68]*[.I68])-[.K68]-[.L68])" office:value-type="float" office:value="0" calcext:value-type="float">
            <text:p>R$ 0,00</text:p>
          </table:table-cell>
          <table:table-cell table:style-name="ce39" table:formula="of:=SUM([.O68]-[.N68])" office:value-type="float" office:value="0" calcext:value-type="float">
            <text:p>R$ 0,00</text:p>
          </table:table-cell>
          <table:table-cell table:style-name="ce40" table:formula="of:=IF([.H68]=[.B68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69]*[.C69])+[.E69]+[.F69])" office:value-type="float" office:value="0" calcext:value-type="float">
            <text:p>R$ 0,00</text:p>
          </table:table-cell>
          <table:table-cell table:style-name="ce38" table:formula="of:=SUM(([.J69]*[.I69])-[.K69]-[.L69])" office:value-type="float" office:value="0" calcext:value-type="float">
            <text:p>R$ 0,00</text:p>
          </table:table-cell>
          <table:table-cell table:style-name="ce39" table:formula="of:=SUM([.O69]-[.N69])" office:value-type="float" office:value="0" calcext:value-type="float">
            <text:p>R$ 0,00</text:p>
          </table:table-cell>
          <table:table-cell table:style-name="ce40" table:formula="of:=IF([.H69]=[.B69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70]*[.C70])+[.E70]+[.F70])" office:value-type="float" office:value="0" calcext:value-type="float">
            <text:p>R$ 0,00</text:p>
          </table:table-cell>
          <table:table-cell table:style-name="ce38" table:formula="of:=SUM(([.J70]*[.I70])-[.K70]-[.L70])" office:value-type="float" office:value="0" calcext:value-type="float">
            <text:p>R$ 0,00</text:p>
          </table:table-cell>
          <table:table-cell table:style-name="ce39" table:formula="of:=SUM([.O70]-[.N70])" office:value-type="float" office:value="0" calcext:value-type="float">
            <text:p>R$ 0,00</text:p>
          </table:table-cell>
          <table:table-cell table:style-name="ce40" table:formula="of:=IF([.H70]=[.B70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71]*[.C71])+[.E71]+[.F71])" office:value-type="float" office:value="0" calcext:value-type="float">
            <text:p>R$ 0,00</text:p>
          </table:table-cell>
          <table:table-cell table:style-name="ce38" table:formula="of:=SUM(([.J71]*[.I71])-[.K71]-[.L71])" office:value-type="float" office:value="0" calcext:value-type="float">
            <text:p>R$ 0,00</text:p>
          </table:table-cell>
          <table:table-cell table:style-name="ce39" table:formula="of:=SUM([.O71]-[.N71])" office:value-type="float" office:value="0" calcext:value-type="float">
            <text:p>R$ 0,00</text:p>
          </table:table-cell>
          <table:table-cell table:style-name="ce40" table:formula="of:=IF([.H71]=[.B71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72]*[.C72])+[.E72]+[.F72])" office:value-type="float" office:value="0" calcext:value-type="float">
            <text:p>R$ 0,00</text:p>
          </table:table-cell>
          <table:table-cell table:style-name="ce38" table:formula="of:=SUM(([.J72]*[.I72])-[.K72]-[.L72])" office:value-type="float" office:value="0" calcext:value-type="float">
            <text:p>R$ 0,00</text:p>
          </table:table-cell>
          <table:table-cell table:style-name="ce39" table:formula="of:=SUM([.O72]-[.N72])" office:value-type="float" office:value="0" calcext:value-type="float">
            <text:p>R$ 0,00</text:p>
          </table:table-cell>
          <table:table-cell table:style-name="ce40" table:formula="of:=IF([.H72]=[.B72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73]*[.C73])+[.E73]+[.F73])" office:value-type="float" office:value="0" calcext:value-type="float">
            <text:p>R$ 0,00</text:p>
          </table:table-cell>
          <table:table-cell table:style-name="ce38" table:formula="of:=SUM(([.J73]*[.I73])-[.K73]-[.L73])" office:value-type="float" office:value="0" calcext:value-type="float">
            <text:p>R$ 0,00</text:p>
          </table:table-cell>
          <table:table-cell table:style-name="ce39" table:formula="of:=SUM([.O73]-[.N73])" office:value-type="float" office:value="0" calcext:value-type="float">
            <text:p>R$ 0,00</text:p>
          </table:table-cell>
          <table:table-cell table:style-name="ce40" table:formula="of:=IF([.H73]=[.B73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74]*[.C74])+[.E74]+[.F74])" office:value-type="float" office:value="0" calcext:value-type="float">
            <text:p>R$ 0,00</text:p>
          </table:table-cell>
          <table:table-cell table:style-name="ce38" table:formula="of:=SUM(([.J74]*[.I74])-[.K74]-[.L74])" office:value-type="float" office:value="0" calcext:value-type="float">
            <text:p>R$ 0,00</text:p>
          </table:table-cell>
          <table:table-cell table:style-name="ce39" table:formula="of:=SUM([.O74]-[.N74])" office:value-type="float" office:value="0" calcext:value-type="float">
            <text:p>R$ 0,00</text:p>
          </table:table-cell>
          <table:table-cell table:style-name="ce40" table:formula="of:=IF([.H74]=[.B74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75]*[.C75])+[.E75]+[.F75])" office:value-type="float" office:value="0" calcext:value-type="float">
            <text:p>R$ 0,00</text:p>
          </table:table-cell>
          <table:table-cell table:style-name="ce38" table:formula="of:=SUM(([.J75]*[.I75])-[.K75]-[.L75])" office:value-type="float" office:value="0" calcext:value-type="float">
            <text:p>R$ 0,00</text:p>
          </table:table-cell>
          <table:table-cell table:style-name="ce39" table:formula="of:=SUM([.O75]-[.N75])" office:value-type="float" office:value="0" calcext:value-type="float">
            <text:p>R$ 0,00</text:p>
          </table:table-cell>
          <table:table-cell table:style-name="ce40" table:formula="of:=IF([.H75]=[.B75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76]*[.C76])+[.E76]+[.F76])" office:value-type="float" office:value="0" calcext:value-type="float">
            <text:p>R$ 0,00</text:p>
          </table:table-cell>
          <table:table-cell table:style-name="ce38" table:formula="of:=SUM(([.J76]*[.I76])-[.K76]-[.L76])" office:value-type="float" office:value="0" calcext:value-type="float">
            <text:p>R$ 0,00</text:p>
          </table:table-cell>
          <table:table-cell table:style-name="ce39" table:formula="of:=SUM([.O76]-[.N76])" office:value-type="float" office:value="0" calcext:value-type="float">
            <text:p>R$ 0,00</text:p>
          </table:table-cell>
          <table:table-cell table:style-name="ce40" table:formula="of:=IF([.H76]=[.B76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77]*[.C77])+[.E77]+[.F77])" office:value-type="float" office:value="0" calcext:value-type="float">
            <text:p>R$ 0,00</text:p>
          </table:table-cell>
          <table:table-cell table:style-name="ce38" table:formula="of:=SUM(([.J77]*[.I77])-[.K77]-[.L77])" office:value-type="float" office:value="0" calcext:value-type="float">
            <text:p>R$ 0,00</text:p>
          </table:table-cell>
          <table:table-cell table:style-name="ce39" table:formula="of:=SUM([.O77]-[.N77])" office:value-type="float" office:value="0" calcext:value-type="float">
            <text:p>R$ 0,00</text:p>
          </table:table-cell>
          <table:table-cell table:style-name="ce40" table:formula="of:=IF([.H77]=[.B77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78]*[.C78])+[.E78]+[.F78])" office:value-type="float" office:value="0" calcext:value-type="float">
            <text:p>R$ 0,00</text:p>
          </table:table-cell>
          <table:table-cell table:style-name="ce38" table:formula="of:=SUM(([.J78]*[.I78])-[.K78]-[.L78])" office:value-type="float" office:value="0" calcext:value-type="float">
            <text:p>R$ 0,00</text:p>
          </table:table-cell>
          <table:table-cell table:style-name="ce39" table:formula="of:=SUM([.O78]-[.N78])" office:value-type="float" office:value="0" calcext:value-type="float">
            <text:p>R$ 0,00</text:p>
          </table:table-cell>
          <table:table-cell table:style-name="ce40" table:formula="of:=IF([.H78]=[.B78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79]*[.C79])+[.E79]+[.F79])" office:value-type="float" office:value="0" calcext:value-type="float">
            <text:p>R$ 0,00</text:p>
          </table:table-cell>
          <table:table-cell table:style-name="ce38" table:formula="of:=SUM(([.J79]*[.I79])-[.K79]-[.L79])" office:value-type="float" office:value="0" calcext:value-type="float">
            <text:p>R$ 0,00</text:p>
          </table:table-cell>
          <table:table-cell table:style-name="ce39" table:formula="of:=SUM([.O79]-[.N79])" office:value-type="float" office:value="0" calcext:value-type="float">
            <text:p>R$ 0,00</text:p>
          </table:table-cell>
          <table:table-cell table:style-name="ce40" table:formula="of:=IF([.H79]=[.B79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80]*[.C80])+[.E80]+[.F80])" office:value-type="float" office:value="0" calcext:value-type="float">
            <text:p>R$ 0,00</text:p>
          </table:table-cell>
          <table:table-cell table:style-name="ce38" table:formula="of:=SUM(([.J80]*[.I80])-[.K80]-[.L80])" office:value-type="float" office:value="0" calcext:value-type="float">
            <text:p>R$ 0,00</text:p>
          </table:table-cell>
          <table:table-cell table:style-name="ce39" table:formula="of:=SUM([.O80]-[.N80])" office:value-type="float" office:value="0" calcext:value-type="float">
            <text:p>R$ 0,00</text:p>
          </table:table-cell>
          <table:table-cell table:style-name="ce40" table:formula="of:=IF([.H80]=[.B80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81]*[.C81])+[.E81]+[.F81])" office:value-type="float" office:value="0" calcext:value-type="float">
            <text:p>R$ 0,00</text:p>
          </table:table-cell>
          <table:table-cell table:style-name="ce38" table:formula="of:=SUM(([.J81]*[.I81])-[.K81]-[.L81])" office:value-type="float" office:value="0" calcext:value-type="float">
            <text:p>R$ 0,00</text:p>
          </table:table-cell>
          <table:table-cell table:style-name="ce39" table:formula="of:=SUM([.O81]-[.N81])" office:value-type="float" office:value="0" calcext:value-type="float">
            <text:p>R$ 0,00</text:p>
          </table:table-cell>
          <table:table-cell table:style-name="ce40" table:formula="of:=IF([.H81]=[.B81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82]*[.C82])+[.E82]+[.F82])" office:value-type="float" office:value="0" calcext:value-type="float">
            <text:p>R$ 0,00</text:p>
          </table:table-cell>
          <table:table-cell table:style-name="ce38" table:formula="of:=SUM(([.J82]*[.I82])-[.K82]-[.L82])" office:value-type="float" office:value="0" calcext:value-type="float">
            <text:p>R$ 0,00</text:p>
          </table:table-cell>
          <table:table-cell table:style-name="ce39" table:formula="of:=SUM([.O82]-[.N82])" office:value-type="float" office:value="0" calcext:value-type="float">
            <text:p>R$ 0,00</text:p>
          </table:table-cell>
          <table:table-cell table:style-name="ce40" table:formula="of:=IF([.H82]=[.B82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83]*[.C83])+[.E83]+[.F83])" office:value-type="float" office:value="0" calcext:value-type="float">
            <text:p>R$ 0,00</text:p>
          </table:table-cell>
          <table:table-cell table:style-name="ce38" table:formula="of:=SUM(([.J83]*[.I83])-[.K83]-[.L83])" office:value-type="float" office:value="0" calcext:value-type="float">
            <text:p>R$ 0,00</text:p>
          </table:table-cell>
          <table:table-cell table:style-name="ce39" table:formula="of:=SUM([.O83]-[.N83])" office:value-type="float" office:value="0" calcext:value-type="float">
            <text:p>R$ 0,00</text:p>
          </table:table-cell>
          <table:table-cell table:style-name="ce40" table:formula="of:=IF([.H83]=[.B83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84]*[.C84])+[.E84]+[.F84])" office:value-type="float" office:value="0" calcext:value-type="float">
            <text:p>R$ 0,00</text:p>
          </table:table-cell>
          <table:table-cell table:style-name="ce38" table:formula="of:=SUM(([.J84]*[.I84])-[.K84]-[.L84])" office:value-type="float" office:value="0" calcext:value-type="float">
            <text:p>R$ 0,00</text:p>
          </table:table-cell>
          <table:table-cell table:style-name="ce39" table:formula="of:=SUM([.O84]-[.N84])" office:value-type="float" office:value="0" calcext:value-type="float">
            <text:p>R$ 0,00</text:p>
          </table:table-cell>
          <table:table-cell table:style-name="ce40" table:formula="of:=IF([.H84]=[.B84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85]*[.C85])+[.E85]+[.F85])" office:value-type="float" office:value="0" calcext:value-type="float">
            <text:p>R$ 0,00</text:p>
          </table:table-cell>
          <table:table-cell table:style-name="ce38" table:formula="of:=SUM(([.J85]*[.I85])-[.K85]-[.L85])" office:value-type="float" office:value="0" calcext:value-type="float">
            <text:p>R$ 0,00</text:p>
          </table:table-cell>
          <table:table-cell table:style-name="ce39" table:formula="of:=SUM([.O85]-[.N85])" office:value-type="float" office:value="0" calcext:value-type="float">
            <text:p>R$ 0,00</text:p>
          </table:table-cell>
          <table:table-cell table:style-name="ce40" table:formula="of:=IF([.H85]=[.B85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86]*[.C86])+[.E86]+[.F86])" office:value-type="float" office:value="0" calcext:value-type="float">
            <text:p>R$ 0,00</text:p>
          </table:table-cell>
          <table:table-cell table:style-name="ce38" table:formula="of:=SUM(([.J86]*[.I86])-[.K86]-[.L86])" office:value-type="float" office:value="0" calcext:value-type="float">
            <text:p>R$ 0,00</text:p>
          </table:table-cell>
          <table:table-cell table:style-name="ce39" table:formula="of:=SUM([.O86]-[.N86])" office:value-type="float" office:value="0" calcext:value-type="float">
            <text:p>R$ 0,00</text:p>
          </table:table-cell>
          <table:table-cell table:style-name="ce40" table:formula="of:=IF([.H86]=[.B86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87]*[.C87])+[.E87]+[.F87])" office:value-type="float" office:value="0" calcext:value-type="float">
            <text:p>R$ 0,00</text:p>
          </table:table-cell>
          <table:table-cell table:style-name="ce38" table:formula="of:=SUM(([.J87]*[.I87])-[.K87]-[.L87])" office:value-type="float" office:value="0" calcext:value-type="float">
            <text:p>R$ 0,00</text:p>
          </table:table-cell>
          <table:table-cell table:style-name="ce39" table:formula="of:=SUM([.O87]-[.N87])" office:value-type="float" office:value="0" calcext:value-type="float">
            <text:p>R$ 0,00</text:p>
          </table:table-cell>
          <table:table-cell table:style-name="ce40" table:formula="of:=IF([.H87]=[.B87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88]*[.C88])+[.E88]+[.F88])" office:value-type="float" office:value="0" calcext:value-type="float">
            <text:p>R$ 0,00</text:p>
          </table:table-cell>
          <table:table-cell table:style-name="ce38" table:formula="of:=SUM(([.J88]*[.I88])-[.K88]-[.L88])" office:value-type="float" office:value="0" calcext:value-type="float">
            <text:p>R$ 0,00</text:p>
          </table:table-cell>
          <table:table-cell table:style-name="ce39" table:formula="of:=SUM([.O88]-[.N88])" office:value-type="float" office:value="0" calcext:value-type="float">
            <text:p>R$ 0,00</text:p>
          </table:table-cell>
          <table:table-cell table:style-name="ce40" table:formula="of:=IF([.H88]=[.B88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89]*[.C89])+[.E89]+[.F89])" office:value-type="float" office:value="0" calcext:value-type="float">
            <text:p>R$ 0,00</text:p>
          </table:table-cell>
          <table:table-cell table:style-name="ce38" table:formula="of:=SUM(([.J89]*[.I89])-[.K89]-[.L89])" office:value-type="float" office:value="0" calcext:value-type="float">
            <text:p>R$ 0,00</text:p>
          </table:table-cell>
          <table:table-cell table:style-name="ce39" table:formula="of:=SUM([.O89]-[.N89])" office:value-type="float" office:value="0" calcext:value-type="float">
            <text:p>R$ 0,00</text:p>
          </table:table-cell>
          <table:table-cell table:style-name="ce40" table:formula="of:=IF([.H89]=[.B89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90]*[.C90])+[.E90]+[.F90])" office:value-type="float" office:value="0" calcext:value-type="float">
            <text:p>R$ 0,00</text:p>
          </table:table-cell>
          <table:table-cell table:style-name="ce38" table:formula="of:=SUM(([.J90]*[.I90])-[.K90]-[.L90])" office:value-type="float" office:value="0" calcext:value-type="float">
            <text:p>R$ 0,00</text:p>
          </table:table-cell>
          <table:table-cell table:style-name="ce39" table:formula="of:=SUM([.O90]-[.N90])" office:value-type="float" office:value="0" calcext:value-type="float">
            <text:p>R$ 0,00</text:p>
          </table:table-cell>
          <table:table-cell table:style-name="ce40" table:formula="of:=IF([.H90]=[.B90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91]*[.C91])+[.E91]+[.F91])" office:value-type="float" office:value="0" calcext:value-type="float">
            <text:p>R$ 0,00</text:p>
          </table:table-cell>
          <table:table-cell table:style-name="ce38" table:formula="of:=SUM(([.J91]*[.I91])-[.K91]-[.L91])" office:value-type="float" office:value="0" calcext:value-type="float">
            <text:p>R$ 0,00</text:p>
          </table:table-cell>
          <table:table-cell table:style-name="ce39" table:formula="of:=SUM([.O91]-[.N91])" office:value-type="float" office:value="0" calcext:value-type="float">
            <text:p>R$ 0,00</text:p>
          </table:table-cell>
          <table:table-cell table:style-name="ce40" table:formula="of:=IF([.H91]=[.B91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92]*[.C92])+[.E92]+[.F92])" office:value-type="float" office:value="0" calcext:value-type="float">
            <text:p>R$ 0,00</text:p>
          </table:table-cell>
          <table:table-cell table:style-name="ce38" table:formula="of:=SUM(([.J92]*[.I92])-[.K92]-[.L92])" office:value-type="float" office:value="0" calcext:value-type="float">
            <text:p>R$ 0,00</text:p>
          </table:table-cell>
          <table:table-cell table:style-name="ce39" table:formula="of:=SUM([.O92]-[.N92])" office:value-type="float" office:value="0" calcext:value-type="float">
            <text:p>R$ 0,00</text:p>
          </table:table-cell>
          <table:table-cell table:style-name="ce40" table:formula="of:=IF([.H92]=[.B92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93]*[.C93])+[.E93]+[.F93])" office:value-type="float" office:value="0" calcext:value-type="float">
            <text:p>R$ 0,00</text:p>
          </table:table-cell>
          <table:table-cell table:style-name="ce38" table:formula="of:=SUM(([.J93]*[.I93])-[.K93]-[.L93])" office:value-type="float" office:value="0" calcext:value-type="float">
            <text:p>R$ 0,00</text:p>
          </table:table-cell>
          <table:table-cell table:style-name="ce39" table:formula="of:=SUM([.O93]-[.N93])" office:value-type="float" office:value="0" calcext:value-type="float">
            <text:p>R$ 0,00</text:p>
          </table:table-cell>
          <table:table-cell table:style-name="ce40" table:formula="of:=IF([.H93]=[.B93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94]*[.C94])+[.E94]+[.F94])" office:value-type="float" office:value="0" calcext:value-type="float">
            <text:p>R$ 0,00</text:p>
          </table:table-cell>
          <table:table-cell table:style-name="ce38" table:formula="of:=SUM(([.J94]*[.I94])-[.K94]-[.L94])" office:value-type="float" office:value="0" calcext:value-type="float">
            <text:p>R$ 0,00</text:p>
          </table:table-cell>
          <table:table-cell table:style-name="ce39" table:formula="of:=SUM([.O94]-[.N94])" office:value-type="float" office:value="0" calcext:value-type="float">
            <text:p>R$ 0,00</text:p>
          </table:table-cell>
          <table:table-cell table:style-name="ce40" table:formula="of:=IF([.H94]=[.B94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95]*[.C95])+[.E95]+[.F95])" office:value-type="float" office:value="0" calcext:value-type="float">
            <text:p>R$ 0,00</text:p>
          </table:table-cell>
          <table:table-cell table:style-name="ce38" table:formula="of:=SUM(([.J95]*[.I95])-[.K95]-[.L95])" office:value-type="float" office:value="0" calcext:value-type="float">
            <text:p>R$ 0,00</text:p>
          </table:table-cell>
          <table:table-cell table:style-name="ce39" table:formula="of:=SUM([.O95]-[.N95])" office:value-type="float" office:value="0" calcext:value-type="float">
            <text:p>R$ 0,00</text:p>
          </table:table-cell>
          <table:table-cell table:style-name="ce40" table:formula="of:=IF([.H95]=[.B95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96]*[.C96])+[.E96]+[.F96])" office:value-type="float" office:value="0" calcext:value-type="float">
            <text:p>R$ 0,00</text:p>
          </table:table-cell>
          <table:table-cell table:style-name="ce38" table:formula="of:=SUM(([.J96]*[.I96])-[.K96]-[.L96])" office:value-type="float" office:value="0" calcext:value-type="float">
            <text:p>R$ 0,00</text:p>
          </table:table-cell>
          <table:table-cell table:style-name="ce39" table:formula="of:=SUM([.O96]-[.N96])" office:value-type="float" office:value="0" calcext:value-type="float">
            <text:p>R$ 0,00</text:p>
          </table:table-cell>
          <table:table-cell table:style-name="ce40" table:formula="of:=IF([.H96]=[.B96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97]*[.C97])+[.E97]+[.F97])" office:value-type="float" office:value="0" calcext:value-type="float">
            <text:p>R$ 0,00</text:p>
          </table:table-cell>
          <table:table-cell table:style-name="ce38" table:formula="of:=SUM(([.J97]*[.I97])-[.K97]-[.L97])" office:value-type="float" office:value="0" calcext:value-type="float">
            <text:p>R$ 0,00</text:p>
          </table:table-cell>
          <table:table-cell table:style-name="ce39" table:formula="of:=SUM([.O97]-[.N97])" office:value-type="float" office:value="0" calcext:value-type="float">
            <text:p>R$ 0,00</text:p>
          </table:table-cell>
          <table:table-cell table:style-name="ce40" table:formula="of:=IF([.H97]=[.B97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98]*[.C98])+[.E98]+[.F98])" office:value-type="float" office:value="0" calcext:value-type="float">
            <text:p>R$ 0,00</text:p>
          </table:table-cell>
          <table:table-cell table:style-name="ce38" table:formula="of:=SUM(([.J98]*[.I98])-[.K98]-[.L98])" office:value-type="float" office:value="0" calcext:value-type="float">
            <text:p>R$ 0,00</text:p>
          </table:table-cell>
          <table:table-cell table:style-name="ce39" table:formula="of:=SUM([.O98]-[.N98])" office:value-type="float" office:value="0" calcext:value-type="float">
            <text:p>R$ 0,00</text:p>
          </table:table-cell>
          <table:table-cell table:style-name="ce40" table:formula="of:=IF([.H98]=[.B98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99]*[.C99])+[.E99]+[.F99])" office:value-type="float" office:value="0" calcext:value-type="float">
            <text:p>R$ 0,00</text:p>
          </table:table-cell>
          <table:table-cell table:style-name="ce38" table:formula="of:=SUM(([.J99]*[.I99])-[.K99]-[.L99])" office:value-type="float" office:value="0" calcext:value-type="float">
            <text:p>R$ 0,00</text:p>
          </table:table-cell>
          <table:table-cell table:style-name="ce39" table:formula="of:=SUM([.O99]-[.N99])" office:value-type="float" office:value="0" calcext:value-type="float">
            <text:p>R$ 0,00</text:p>
          </table:table-cell>
          <table:table-cell table:style-name="ce40" table:formula="of:=IF([.H99]=[.B99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4">
          <table:table-cell table:style-name="ce20"/>
          <table:table-cell table:style-name="ce23"/>
          <table:table-cell table:style-name="ce20"/>
          <table:table-cell table:style-name="ce25" table:number-columns-repeated="3"/>
          <table:table-cell table:style-name="ce1"/>
          <table:table-cell table:style-name="ce30"/>
          <table:table-cell table:style-name="ce32"/>
          <table:table-cell table:style-name="ce33" table:number-columns-repeated="3"/>
          <table:table-cell/>
          <table:table-cell table:style-name="ce36" table:formula="of:=SUM(([.D100]*[.C100])+[.E100]+[.F100])" office:value-type="float" office:value="0" calcext:value-type="float">
            <text:p>R$ 0,00</text:p>
          </table:table-cell>
          <table:table-cell table:style-name="ce38" table:formula="of:=SUM(([.J100]*[.I100])-[.K100]-[.L100])" office:value-type="float" office:value="0" calcext:value-type="float">
            <text:p>R$ 0,00</text:p>
          </table:table-cell>
          <table:table-cell table:style-name="ce39" table:formula="of:=SUM([.O100]-[.N100])" office:value-type="float" office:value="0" calcext:value-type="float">
            <text:p>R$ 0,00</text:p>
          </table:table-cell>
          <table:table-cell table:style-name="ce40" table:formula="of:=IF([.H100]=[.B100];&quot;PAGAR DARF&quot;;&quot;ISENTO&quot;)" office:value-type="string" office:string-value="PAGAR DARF" calcext:value-type="string">
            <text:p>PAGAR DARF</text:p>
          </table:table-cell>
          <table:table-cell table:number-columns-repeated="1007"/>
        </table:table-row>
        <table:table-row table:style-name="ro5" table:number-rows-repeated="10484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videndos" table:style-name="ta3">
        <office:forms form:automatic-focus="false" form:apply-design-mode="false"/>
        <table:table-column table:style-name="co19" table:default-cell-style-name="ce1"/>
        <table:table-column table:style-name="co24" table:number-columns-repeated="5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31" table:default-cell-style-name="ce1"/>
        <table:table-column table:style-name="co24" table:default-cell-style-name="ce1"/>
        <table:table-column table:style-name="co1" table:number-columns-repeated="1009" table:default-cell-style-name="ce1"/>
        <table:table-row table:style-name="ro6">
          <table:table-cell table:style-name="ce41" office:value-type="string" calcext:value-type="string">
            <text:p>fii</text:p>
          </table:table-cell>
          <table:table-cell table:style-name="ce43" office:value-type="string" calcext:value-type="string">
            <text:p>jan</text:p>
          </table:table-cell>
          <table:table-cell table:style-name="ce43" office:value-type="string" calcext:value-type="string">
            <text:p>fev</text:p>
          </table:table-cell>
          <table:table-cell table:style-name="ce43" office:value-type="string" calcext:value-type="string">
            <text:p>mar</text:p>
          </table:table-cell>
          <table:table-cell table:style-name="ce43" office:value-type="string" calcext:value-type="string">
            <text:p>abr</text:p>
          </table:table-cell>
          <table:table-cell table:style-name="ce43" office:value-type="string" calcext:value-type="string">
            <text:p>mai</text:p>
          </table:table-cell>
          <table:table-cell table:style-name="ce43" office:value-type="string" calcext:value-type="string">
            <text:p>jun</text:p>
          </table:table-cell>
          <table:table-cell table:style-name="ce43" office:value-type="string" calcext:value-type="string">
            <text:p>jul</text:p>
          </table:table-cell>
          <table:table-cell table:style-name="ce43" office:value-type="string" calcext:value-type="string">
            <text:p>ago</text:p>
          </table:table-cell>
          <table:table-cell table:style-name="ce43" office:value-type="string" calcext:value-type="string">
            <text:p>set</text:p>
          </table:table-cell>
          <table:table-cell table:style-name="ce43" office:value-type="string" calcext:value-type="string">
            <text:p>out</text:p>
          </table:table-cell>
          <table:table-cell table:style-name="ce43" office:value-type="string" calcext:value-type="string">
            <text:p>nov</text:p>
          </table:table-cell>
          <table:table-cell table:style-name="ce43" office:value-type="string" calcext:value-type="string">
            <text:p>dez</text:p>
          </table:table-cell>
          <table:table-cell table:style-name="ce46" office:value-type="string" calcext:value-type="string">
            <text:p>data de pagamento</text:p>
          </table:table-cell>
          <table:table-cell table:style-name="ce48" office:value-type="string" calcext:value-type="string">
            <text:p>total</text:p>
          </table:table-cell>
          <table:table-cell table:style-name="ce51"/>
          <table:table-cell table:number-columns-repeated="1008"/>
        </table:table-row>
        <table:table-row table:style-name="ro6" table:number-rows-repeated="6">
          <table:table-cell table:style-name="ce42"/>
          <table:table-cell table:style-name="ce44" table:number-columns-repeated="5"/>
          <table:table-cell table:style-name="ce45" table:number-columns-repeated="7"/>
          <table:table-cell table:style-name="ce47"/>
          <table:table-cell table:style-name="ce49"/>
          <table:table-cell table:style-name="ce51"/>
          <table:table-cell table:number-columns-repeated="1008"/>
        </table:table-row>
        <table:table-row table:style-name="ro6" table:number-rows-repeated="23">
          <table:table-cell table:style-name="ce42"/>
          <table:table-cell table:style-name="ce45" table:number-columns-repeated="13"/>
          <table:table-cell table:style-name="ce50"/>
          <table:table-cell table:style-name="ce51"/>
          <table:table-cell table:number-columns-repeated="1008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Fii.A2:Fii.Q3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/</number:text>
      <number:year/>
    </number:date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date-style style:name="N114">
      <number:day/>
      <number:text>/</number:text>
      <number:month/>
      <number:text>/</number:text>
      <number:year number:style="long"/>
    </number:date-style>
    <number:date-style style:name="N115">
      <number:day/>
      <number:text>/</number:text>
      <number:month number:textual="true"/>
      <number:text>/</number:text>
      <number:year/>
    </number:date-style>
    <number:date-style style:name="N116">
      <number:day/>
      <number:text>/</number:text>
      <number:month number:textual="true"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text>R$ </number:text>
      <number:number number:decimal-places="2" number:min-decimal-places="2" number:min-integer-digits="1" number:grouping="true"/>
    </number:number-style>
    <number:number-style style:name="N147">
      <number:text>-R$ 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R$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4">
      <number:text-content/>
      <style:map style:condition="value()&lt;=1.7976931348623157E+308" style:apply-style-name="N154P0"/>
    </number:text-style>
    <number:number-style style:name="N15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R$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159">
      <number:number number:decimal-places="0" number:min-decimal-places="0" number:min-integer-digits="1">
        <number:embedded-text number:position="6">/</number:embedded-text>
        <number:embedded-text number:position="2">-</number:embedded-text>
      </number:number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style:font-name-complex="Calibri" style:font-family-complex="Calibri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 style:data-style-name="N2" text:time-value="15:21:46.69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videndos" style:display-name="PageStyle_dividend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i" style:display-name="PageStyle_Fi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i-Dashboard" style:display-name="PageStyle_Fii-Dashbo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iago</meta:initial-creator>
    <meta:creation-date>2022-05-29T15:37:44</meta:creation-date>
    <dc:date>2022-05-29T15:21:54.263000000</dc:date>
    <meta:generator>LibreOffice/7.3.2.2$Windows_X86_64 LibreOffice_project/49f2b1bff42cfccbd8f788c8dc32c1c309559be0</meta:generator>
    <meta:editing-duration>PT2M29S</meta:editing-duration>
    <meta:editing-cycles>4</meta:editing-cycles>
    <meta:document-statistic meta:table-count="3" meta:cell-count="448" meta:object-count="0"/>
    <meta:user-defined meta:name="ICV">B99F29B2FA7248F49AE11BEC3C64C3EA</meta:user-defined>
    <meta:user-defined meta:name="KSOProductBuildVer">1046-11.2.0.11130</meta:user-defined>
  </office:meta>
</office:document-meta>
</file>